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monospace" svg:font-family="monospac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eraciones básicas con vectores</text:p>
      <text:p text:style-name="Standard"/>
      <text:p text:style-name="Standard">La salida del programa es:</text:p>
      <text:p text:style-name="Standard"/>
      <text:p text:style-name="Standard"><text:tab/><text:tab/>Vectores creados a mano:</text:p>
      <text:p text:style-name="Standard"><text:tab/><text:tab/>v = <text:s text:c="5"/>w =</text:p>
      <text:p text:style-name="Standard"><text:tab/><text:tab/>(1.23) (-5.23)</text:p>
      <text:p text:style-name="Standard"><text:tab/><text:tab/>(2.23) (-4.23)</text:p>
      <text:p text:style-name="Standard"><text:tab/><text:tab/>(3.23) (-3.23)</text:p>
      <text:p text:style-name="Standard"><text:tab/><text:tab/>(4.23) (-2.23)</text:p>
      <text:p text:style-name="Standard"><text:tab/><text:tab/>(5.23) (-1.23)</text:p>
      <text:p text:style-name="Standard"><text:tab/><text:tab/>---------------</text:p>
      <text:p text:style-name="Standard"><text:tab/><text:tab/>Elemento 0 intecambiado con elemento 4 (de v)</text:p>
      <text:p text:style-name="Standard"><text:tab/><text:tab/>v' =</text:p>
      <text:p text:style-name="Standard"><text:tab/><text:tab/>(5.23)</text:p>
      <text:p text:style-name="Standard"><text:tab/><text:tab/>(2.23)</text:p>
      <text:p text:style-name="Standard"><text:tab/><text:tab/>(3.23)</text:p>
      <text:p text:style-name="Standard"><text:tab/><text:tab/>(4.23)</text:p>
      <text:p text:style-name="Standard"><text:tab/><text:tab/>(1.23)</text:p>
      <text:p text:style-name="Standard"><text:tab/><text:tab/>---------------</text:p>
      <text:p text:style-name="Standard"><text:tab/><text:tab/>Vector v en orden inverso</text:p>
      <text:p text:style-name="Standard"><text:tab/><text:tab/>v' =</text:p>
      <text:p text:style-name="Standard"><text:tab/><text:tab/>(5.23)</text:p>
      <text:p text:style-name="Standard"><text:tab/><text:tab/>(4.23)</text:p>
      <text:p text:style-name="Standard"><text:tab/><text:tab/>(3.23)</text:p>
      <text:p text:style-name="Standard"><text:tab/><text:tab/>(2.23)</text:p>
      <text:p text:style-name="Standard"><text:tab/><text:tab/>(1.23)</text:p>
      <text:p text:style-name="Standard"><text:tab/><text:tab/>---------------</text:p>
      <text:p text:style-name="Standard"><text:tab/><text:tab/>Suma de vectores:</text:p>
      <text:p text:style-name="Standard"><text:tab/><text:tab/>v + w =</text:p>
      <text:p text:style-name="Standard"><text:tab/><text:tab/>(-4)</text:p>
      <text:p text:style-name="Standard"><text:tab/><text:tab/>(-2)</text:p>
      <text:p text:style-name="Standard"><text:tab/><text:tab/>(-4.44089e-16)</text:p>
      <text:p text:style-name="Standard"><text:tab/><text:tab/>(2)</text:p>
      <text:p text:style-name="Standard"><text:tab/><text:tab/>(4)</text:p>
      <text:p text:style-name="Standard"><text:tab/><text:tab/>---------------</text:p>
      <text:p text:style-name="Standard"><text:tab/><text:tab/>Resta de vectores:</text:p>
      <text:p text:style-name="Standard"><text:tab/><text:tab/>v - w =</text:p>
      <text:p text:style-name="Standard"><text:tab/><text:tab/>(6.46)</text:p>
      <text:p text:style-name="Standard"><text:tab/><text:tab/>(6.46)</text:p>
      <text:p text:style-name="Standard"><text:tab/><text:tab/>(6.46)</text:p>
      <text:p text:style-name="Standard"><text:tab/><text:tab/>(6.46)</text:p>
      <text:p text:style-name="Standard"><text:tab/><text:tab/>(6.46)</text:p>
      <text:p text:style-name="Standard"><text:tab/><text:tab/>---------------</text:p>
      <text:p text:style-name="Standard"><text:tab/><text:tab/>Multiplicación componente a componente de vectores:</text:p>
      <text:p text:style-name="Standard"><text:tab/><text:tab/>v * w =</text:p>
      <text:p text:style-name="Standard"><text:tab/><text:tab/>(-6.4329)</text:p>
      <text:p text:style-name="Standard"><text:tab/><text:tab/>(-9.4329)</text:p>
      <text:p text:style-name="Standard"><text:tab/><text:tab/>(-10.4329)</text:p>
      <text:p text:style-name="Standard"><text:soft-page-break/><text:tab/><text:tab/>(-9.4329)</text:p>
      <text:p text:style-name="Standard"><text:tab/><text:tab/>(-6.4329)</text:p>
      <text:p text:style-name="Standard"><text:tab/><text:tab/>---------------</text:p>
      <text:p text:style-name="Standard"><text:tab/><text:tab/>División de componente por componete de vectores:</text:p>
      <text:p text:style-name="Standard"><text:tab/><text:tab/>v / w =</text:p>
      <text:p text:style-name="Standard"><text:tab/><text:tab/>(-0.235182)</text:p>
      <text:p text:style-name="Standard"><text:tab/><text:tab/>(-0.527187)</text:p>
      <text:p text:style-name="Standard"><text:tab/><text:tab/>(-1)</text:p>
      <text:p text:style-name="Standard"><text:tab/><text:tab/>(-1.89686)</text:p>
      <text:p text:style-name="Standard"><text:tab/><text:tab/>(-4.25203)</text:p>
      <text:p text:style-name="Standard"><text:tab/><text:tab/>---------------</text:p>
      <text:p text:style-name="Standard"><text:tab/><text:tab/>Multiplicación de un escalar por un vector:</text:p>
      <text:p text:style-name="Standard"><text:tab/><text:tab/>5v =</text:p>
      <text:p text:style-name="Standard"><text:tab/><text:tab/>(6.15)</text:p>
      <text:p text:style-name="Standard"><text:tab/><text:tab/>(11.15)</text:p>
      <text:p text:style-name="Standard"><text:tab/><text:tab/>(16.15)</text:p>
      <text:p text:style-name="Standard"><text:tab/><text:tab/>(21.15)</text:p>
      <text:p text:style-name="Standard"><text:tab/><text:tab/>(26.15)</text:p>
      <text:p text:style-name="Standard"><text:tab/><text:tab/>---------------</text:p>
      <text:p text:style-name="Standard"><text:tab/><text:tab/>Suma de un vector constante con un vector:</text:p>
      <text:p text:style-name="Standard"><text:tab/><text:tab/>v + 5 =</text:p>
      <text:p text:style-name="Standard"><text:tab/><text:tab/>(6.23)</text:p>
      <text:p text:style-name="Standard"><text:tab/><text:tab/>(7.23)</text:p>
      <text:p text:style-name="Standard"><text:tab/><text:tab/>(8.23)</text:p>
      <text:p text:style-name="Standard"><text:tab/><text:tab/>(9.23)</text:p>
      <text:p text:style-name="Standard"><text:tab/><text:tab/>(10.23)</text:p>
      <text:p text:style-name="Standard"><text:tab/><text:tab/>---------------</text:p>
      <text:p text:style-name="Standard"><text:tab/><text:tab/>Suma de todas las componentes de un vector:</text:p>
      <text:p text:style-name="Standard"><text:tab/><text:tab/>suma = 16.15</text:p>
      <text:p text:style-name="Standard"><text:tab/><text:tab/>---------------</text:p>
      <text:p text:style-name="Standard"><text:tab/><text:tab/>Producto escalar de dos vectores:</text:p>
      <text:p text:style-name="Standard"><text:tab/><text:tab/>v.w = -42.1645</text:p>
      <text:p text:style-name="Standard"><text:tab/><text:tab/>---------------</text:p>
      <text:p text:style-name="Standard"><text:tab/><text:tab/>Operación de la forma a*w + b*v, a y b son escalares:</text:p>
      <text:p text:style-name="Standard"><text:tab/><text:tab/>2*w + 5*v =</text:p>
      <text:p text:style-name="Standard"><text:tab/><text:tab/>(-4.31)</text:p>
      <text:p text:style-name="Standard"><text:tab/><text:tab/>(2.69)</text:p>
      <text:p text:style-name="Standard"><text:tab/><text:tab/>(9.69)</text:p>
      <text:p text:style-name="Standard"><text:tab/><text:tab/>(16.69)</text:p>
      <text:p text:style-name="Standard"><text:tab/><text:tab/>(23.69)</text:p>
      <text:p text:style-name="Standard"><text:tab/><text:tab/>---------------</text:p>
      <text:p text:style-name="Standard"><text:tab/><text:tab/>Elemento máximo de un vector:</text:p>
      <text:p text:style-name="Standard"><text:tab/><text:tab/>max(v) = 5.23</text:p>
      <text:p text:style-name="Standard"><text:tab/><text:tab/>---------------</text:p>
      <text:p text:style-name="Standard"><text:tab/><text:tab/>Elemento mínimo de un vector:</text:p>
      <text:p text:style-name="Standard"><text:tab/><text:tab/>min(v) = 1.23</text:p>
      <text:p text:style-name="Standard"><text:tab/><text:tab/>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3:30:30.485823679</dc:date>
    <meta:editing-duration>PT1M31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2" meta:paragraph-count="94" meta:word-count="210" meta:character-count="1453" meta:non-whitespace-character-count="1148"/>
  </office:meta>
</office:document-meta>
</file>